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MessageTests.toStringWithMultibyt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xtMessageTests.toStringWithAsci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